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rederic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67">
            <text:p>6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22">
            <text:p>122</text:p>
          </table:table-cell>
          <table:table-cell table:style-name="ce22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192">
            <text:p>192</text:p>
          </table:table-cell>
          <table:table-cell table:style-name="ce23" office:value-type="float" office:value="139">
            <text:p>139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306">
            <text:p>306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127">
            <text:p>127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1"/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270">
            <text:p>27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18">
            <text:p>1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359">
            <text:p>359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4">
            <text:p>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921">
            <text:p>921</text:p>
          </table:table-cell>
          <table:table-cell table:style-name="ce23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2114">
            <text:p>2,114</text:p>
          </table:table-cell>
          <table:table-cell table:style-name="ce23" office:value-type="float" office:value="109">
            <text:p>109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2306">
            <text:p>2,306</text:p>
          </table:table-cell>
          <table:table-cell table:style-name="ce23" office:value-type="float" office:value="248">
            <text:p>24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